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14]=[.D14];1;0)" office:value-type="float" office:value="1" calcext:value-type="float">
            <text:p>1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IF([.E35]=[.D35];1;0)" office:value-type="float" office:value="1" calcext:value-type="float">
            <text:p>1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E37]=[.D37];1;0)" office:value-type="float" office:value="1" calcext:value-type="float">
            <text:p>1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E38]=[.D38];1;0)" office:value-type="float" office:value="1" calcext:value-type="float">
            <text:p>1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table:number-columns-repeated="2" office:value-type="float" office:value="163" calcext:value-type="float">
            <text:p>163</text:p>
          </table:table-cell>
          <table:table-cell table:formula="of:=IF([.E39]=[.D39];1;0)" office:value-type="float" office:value="1" calcext:value-type="float">
            <text:p>1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40]=[.D40];1;0)" office:value-type="float" office:value="1" calcext:value-type="float">
            <text:p>1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41]=[.D41];1;0)" office:value-type="float" office:value="1" calcext:value-type="float">
            <text:p>1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IF([.E44]=[.D44];1;0)" office:value-type="float" office:value="1" calcext:value-type="float">
            <text:p>1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IF([.E45]=[.D45];1;0)" office:value-type="float" office:value="1" calcext:value-type="float">
            <text:p>1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IF([.E46]=[.D46];1;0)" office:value-type="float" office:value="1" calcext:value-type="float">
            <text:p>1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IF([.E50]=[.D50];1;0)" office:value-type="float" office:value="1" calcext:value-type="float">
            <text:p>1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table:number-columns-repeated="2" office:value-type="float" office:value="641" calcext:value-type="float">
            <text:p>641</text:p>
          </table:table-cell>
          <table:table-cell table:formula="of:=IF([.E51]=[.D51];1;0)" office:value-type="float" office:value="1" calcext:value-type="float">
            <text:p>1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52]=[.D52];1;0)" office:value-type="float" office:value="1" calcext:value-type="float">
            <text:p>1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table:number-columns-repeated="2" office:value-type="float" office:value="217" calcext:value-type="float">
            <text:p>217</text:p>
          </table:table-cell>
          <table:table-cell table:formula="of:=IF([.E53]=[.D53];1;0)" office:value-type="float" office:value="1" calcext:value-type="float">
            <text:p>1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table:number-columns-repeated="2" office:value-type="float" office:value="173" calcext:value-type="float">
            <text:p>173</text:p>
          </table:table-cell>
          <table:table-cell table:formula="of:=IF([.E55]=[.D55];1;0)" office:value-type="float" office:value="1" calcext:value-type="float">
            <text:p>1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table:number-columns-repeated="2" office:value-type="float" office:value="183" calcext:value-type="float">
            <text:p>183</text:p>
          </table:table-cell>
          <table:table-cell table:formula="of:=IF([.E56]=[.D56];1;0)" office:value-type="float" office:value="1" calcext:value-type="float">
            <text:p>1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IF([.E57]=[.D57];1;0)" office:value-type="float" office:value="0" calcext:value-type="float">
            <text:p>0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IF([.E58]=[.D58];1;0)" office:value-type="float" office:value="0" calcext:value-type="float">
            <text:p>0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IF([.E66]=[.D66];1;0)" office:value-type="float" office:value="0" calcext:value-type="float">
            <text:p>0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E69]=[.D69];1;0)" office:value-type="float" office:value="1" calcext:value-type="float">
            <text:p>1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IF([.E70]=[.D70];1;0)" office:value-type="float" office:value="0" calcext:value-type="float">
            <text:p>0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IF([.E71]=[.D71];1;0)" office:value-type="float" office:value="0" calcext:value-type="float">
            <text:p>0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table:number-columns-repeated="2" office:value-type="float" office:value="360" calcext:value-type="float">
            <text:p>360</text:p>
          </table:table-cell>
          <table:table-cell table:formula="of:=IF([.E73]=[.D73];1;0)" office:value-type="float" office:value="1" calcext:value-type="float">
            <text:p>1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IF([.E74]=[.D74];1;0)" office:value-type="float" office:value="1" calcext:value-type="float">
            <text:p>1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0]=[.D80];1;0)" office:value-type="float" office:value="0" calcext:value-type="float">
            <text:p>0</text:p>
          </table:table-cell>
          <table:table-cell table:formula="of:=IF([.D8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2]=[.D82];1;0)" office:value-type="float" office:value="0" calcext:value-type="float">
            <text:p>0</text:p>
          </table:table-cell>
          <table:table-cell table:formula="of:=IF([.D8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3]=[.D83];1;0)" office:value-type="float" office:value="0" calcext:value-type="float">
            <text:p>0</text:p>
          </table:table-cell>
          <table:table-cell table:formula="of:=IF([.D8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8]=[.D88];1;0)" office:value-type="float" office:value="0" calcext:value-type="float">
            <text:p>0</text:p>
          </table:table-cell>
          <table:table-cell table:formula="of:=IF([.D8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IF([.E121]=[.D121];1;0)" office:value-type="float" office:value="1" calcext:value-type="float">
            <text:p>1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table:number-columns-repeated="2" office:value-type="float" office:value="408" calcext:value-type="float">
            <text:p>408</text:p>
          </table:table-cell>
          <table:table-cell table:formula="of:=IF([.E122]=[.D122];1;0)" office:value-type="float" office:value="1" calcext:value-type="float">
            <text:p>1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table:number-columns-repeated="2" office:value-type="float" office:value="485" calcext:value-type="float">
            <text:p>485</text:p>
          </table:table-cell>
          <table:table-cell table:formula="of:=IF([.E123]=[.D123];1;0)" office:value-type="float" office:value="1" calcext:value-type="float">
            <text:p>1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table:number-columns-repeated="2" office:value-type="float" office:value="538" calcext:value-type="float">
            <text:p>538</text:p>
          </table:table-cell>
          <table:table-cell table:formula="of:=IF([.E124]=[.D124];1;0)" office:value-type="float" office:value="1" calcext:value-type="float">
            <text:p>1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table:number-columns-repeated="2" office:value-type="float" office:value="347" calcext:value-type="float">
            <text:p>347</text:p>
          </table:table-cell>
          <table:table-cell table:formula="of:=IF([.E125]=[.D125];1;0)" office:value-type="float" office:value="1" calcext:value-type="float">
            <text:p>1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table:number-columns-repeated="2" office:value-type="float" office:value="731" calcext:value-type="float">
            <text:p>731</text:p>
          </table:table-cell>
          <table:table-cell table:formula="of:=IF([.E126]=[.D126];1;0)" office:value-type="float" office:value="1" calcext:value-type="float">
            <text:p>1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table:number-columns-repeated="2" office:value-type="float" office:value="300" calcext:value-type="float">
            <text:p>300</text:p>
          </table:table-cell>
          <table:table-cell table:formula="of:=IF([.E127]=[.D127];1;0)" office:value-type="float" office:value="1" calcext:value-type="float">
            <text:p>1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IF([.E128]=[.D128];1;0)" office:value-type="float" office:value="0" calcext:value-type="float">
            <text:p>0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table:number-columns-repeated="2" office:value-type="float" office:value="768" calcext:value-type="float">
            <text:p>768</text:p>
          </table:table-cell>
          <table:table-cell table:formula="of:=IF([.E132]=[.D132];1;0)" office:value-type="float" office:value="1" calcext:value-type="float">
            <text:p>1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160]=[.D160];1;0)" office:value-type="float" office:value="1" calcext:value-type="float">
            <text:p>1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804" calcext:value-type="float">
            <text:p>36804</text:p>
          </table:table-cell>
          <table:table-cell table:formula="of:=(SUM([.E2:.E163]))" office:value-type="float" office:value="15326" calcext:value-type="float">
            <text:p>15326</text:p>
          </table:table-cell>
          <table:table-cell table:formula="of:=SUM([.F2:.F163])" office:value-type="float" office:value="83" calcext:value-type="float">
            <text:p>83</text:p>
          </table:table-cell>
          <table:table-cell table:formula="of:=SUM([.G2:.G163])" office:value-type="float" office:value="122" calcext:value-type="float">
            <text:p>122</text:p>
          </table:table-cell>
          <table:table-cell table:formula="of:=[.G165]-[.F165]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21478" calcext:value-type="float">
            <text:p>21478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41])" office:value-type="float" office:value="40" calcext:value-type="float">
            <text:p>40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41])" office:value-type="float" office:value="21478" calcext:value-type="float">
            <text:p>21478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5]-[.$I$1]"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6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7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8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9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0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1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12]-[.$I$1]"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13]-[.$I$1]" office:value-type="float" office:value="765" calcext:value-type="float">
            <text:p>76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14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15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16]-[.$I$1]"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17]-[.$I$1]"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18]-[.$I$1]"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19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20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21]-[.$I$1]"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22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23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24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25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26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27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28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29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30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31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32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33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34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35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36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37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38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39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40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41]-[.$I$1]" office:value-type="float" office:value="359" calcext:value-type="float">
            <text:p>359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4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14:23:27.2120772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6-20T14:23:53.276103635</dc:date>
    <meta:editing-duration>PT7H14M16S</meta:editing-duration>
    <meta:editing-cycles>63</meta:editing-cycles>
    <meta:generator>LibreOffice/4.3.3.2$Linux_X86_64 LibreOffice_project/430m0$Build-2</meta:generator>
    <dc:creator>Marcelo Diniz</dc:creator>
    <meta:document-statistic meta:table-count="3" meta:cell-count="17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9">
                <text:p>39</text:p>
                <draw:g>
                  <svg:desc>Cálculos.H165:Cálculos.H165 Cálculos.F165:Cálculos.F165</svg:desc>
                </draw:g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804">
                <text:p>36804</text:p>
                <draw:g>
                  <svg:desc>Cálculos.D165:Cálculos.E165</svg:desc>
                </draw:g>
              </table:table-cell>
              <table:table-cell office:value-type="float" office:value="15326">
                <text:p>153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